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690909091" calcext:value-type="float">
            <text:p>0.69</text:p>
          </table:table-cell>
          <table:table-cell office:value-type="string" calcext:value-type="string">
            <text:p>?e <text:s/>&lt;dbo:capital&gt; <text:s/>?b <text:s/>?a <text:s/>&lt;dbo:district&gt; <text:s/>?e <text:s text:c="2"/>=&gt; ?a <text:s/>&lt;dbo:municipality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e <text:s/>&lt;dbo:capitalPosition&gt; <text:s/>?b <text:s/>?e <text:s/>&lt;dbo:state&gt; <text:s/>?a <text:s text:c="2"/>=&gt; ?a <text:s/>&lt;dbo:capitalPosition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f <text:s/>&lt;dbo:capitalPosition&gt; <text:s/>?b <text:s/>?a <text:s/>&lt;dbo:state&gt; <text:s/>?f <text:s text:c="2"/>=&gt; ?a <text:s/>&lt;dbo:capitalPosition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e <text:s/>&lt;dbo:capitalPosition&gt; <text:s/>?b <text:s/>?e <text:s/>&lt;dbo:region&gt; <text:s/>?a <text:s text:c="2"/>=&gt; ?a <text:s/>&lt;dbo:capitalPosition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e <text:s/>&lt;dbo:capitalPosition&gt; <text:s/>?b <text:s/>?a <text:s/>&lt;dbo:region&gt; <text:s/>?e <text:s text:c="2"/>=&gt; ?a <text:s/>&lt;dbo:capitalPosition&gt; <text:s/>?b</text:p>
          </table:table-cell>
        </table:table-row>
        <table:table-row table:style-name="ro1">
          <table:table-cell office:value-type="float" office:value="0.456043956" calcext:value-type="float">
            <text:p>0.46</text:p>
          </table:table-cell>
          <table:table-cell office:value-type="string" calcext:value-type="string">
            <text:p>?a <text:s/>&lt;dbo:largestCity&gt; <text:s/>?b <text:s text:c="2"/>=&gt; ?a <text:s/>&lt;dbo:capital&gt; <text:s/>?b</text:p>
          </table:table-cell>
        </table:table-row>
        <table:table-row table:style-name="ro1">
          <table:table-cell office:value-type="float" office:value="0.432291667" calcext:value-type="float">
            <text:p>0.43</text:p>
          </table:table-cell>
          <table:table-cell office:value-type="string" calcext:value-type="string">
            <text:p>?a <text:s/>&lt;dbo:capital&gt; <text:s/>?b <text:s text:c="2"/>=&gt; ?a <text:s/>&lt;dbo:largestCity&gt; <text:s/>?b</text:p>
          </table:table-cell>
        </table:table-row>
        <table:table-row table:style-name="ro1">
          <table:table-cell office:value-type="float" office:value="0.305882353" calcext:value-type="float">
            <text:p>0.31</text:p>
          </table:table-cell>
          <table:table-cell office:value-type="string" calcext:value-type="string">
            <text:p>?e <text:s/>&lt;dbo:capital&gt; <text:s/>?b <text:s/>?a <text:s/>&lt;dbo:premierePlace&gt; <text:s/>?e <text:s text:c="2"/>=&gt; ?a <text:s/>&lt;dbo:premierePlace&gt; <text:s/>?b</text:p>
          </table:table-cell>
        </table:table-row>
        <table:table-row table:style-name="ro1">
          <table:table-cell office:value-type="float" office:value="0.235119048" calcext:value-type="float">
            <text:p>0.24</text:p>
          </table:table-cell>
          <table:table-cell office:value-type="string" calcext:value-type="string">
            <text:p>?f <text:s/>&lt;dbo:capital&gt; <text:s/>?b <text:s/>?a <text:s/>&lt;dbo:federalState&gt; <text:s/>?f <text:s text:c="2"/>=&gt; ?a <text:s/>&lt;dbo:administrativeDistrict&gt; <text:s/>?b</text:p>
          </table:table-cell>
        </table:table-row>
        <table:table-row table:style-name="ro1">
          <table:table-cell office:value-type="float" office:value="0.227722772" calcext:value-type="float">
            <text:p>0.23</text:p>
          </table:table-cell>
          <table:table-cell office:value-type="string" calcext:value-type="string">
            <text:p>?f <text:s/>&lt;dbo:capital&gt; <text:s/>?b <text:s/>?a <text:s/>&lt;dbo:placeOfBurial&gt; <text:s/>?f <text:s text:c="2"/>=&gt; ?a <text:s/>&lt;dbo:placeOfBurial&gt; <text:s/>?b</text:p>
          </table:table-cell>
        </table:table-row>
        <table:table-row table:style-name="ro1">
          <table:table-cell office:value-type="float" office:value="0.174825175" calcext:value-type="float">
            <text:p>0.17</text:p>
          </table:table-cell>
          <table:table-cell office:value-type="string" calcext:value-type="string">
            <text:p>?f <text:s/>&lt;dbo:capital&gt; <text:s/>?b <text:s/>?a <text:s/>&lt;dbo:timeZone&gt; <text:s/>?f <text:s text:c="2"/>=&gt; ?a <text:s/>&lt;dbo:municipality&gt; <text:s/>?b</text:p>
          </table:table-cell>
        </table:table-row>
        <table:table-row table:style-name="ro1">
          <table:table-cell office:value-type="float" office:value="0.174825175" calcext:value-type="float">
            <text:p>0.17</text:p>
          </table:table-cell>
          <table:table-cell office:value-type="string" calcext:value-type="string">
            <text:p>?e <text:s/>&lt;dbo:capital&gt; <text:s/>?b <text:s/>?a <text:s/>&lt;dbo:daylightSavingTimeZone&gt; <text:s/>?e <text:s text:c="2"/>=&gt; ?a <text:s/>&lt;dbo:municipality&gt; <text:s/>?b</text:p>
          </table:table-cell>
        </table:table-row>
        <table:table-row table:style-name="ro1">
          <table:table-cell office:value-type="float" office:value="0.135338346" calcext:value-type="float">
            <text:p>0.14</text:p>
          </table:table-cell>
          <table:table-cell office:value-type="string" calcext:value-type="string">
            <text:p>?a <text:s/>&lt;dbo:billed&gt; <text:s/>?f <text:s/>?f <text:s/>&lt;dbo:capital&gt; <text:s/>?b <text:s text:c="2"/>=&gt; ?a <text:s/>&lt;dbo:billed&gt; <text:s/>?b</text:p>
          </table:table-cell>
        </table:table-row>
        <table:table-row table:style-name="ro1">
          <table:table-cell office:value-type="float" office:value="0.110367893" calcext:value-type="float">
            <text:p>0.11</text:p>
          </table:table-cell>
          <table:table-cell office:value-type="string" calcext:value-type="string">
            <text:p>?f <text:s/>&lt;dbo:capital&gt; <text:s/>?b <text:s/>?a <text:s/>&lt;dbo:region&gt; <text:s/>?f <text:s text:c="2"/>=&gt; ?a <text:s/>&lt;dbo:municipality&gt; <text:s/>?b</text:p>
          </table:table-cell>
        </table:table-row>
        <table:table-row table:style-name="ro1">
          <table:table-cell office:value-type="float" office:value="0.105193076" calcext:value-type="float">
            <text:p>0.11</text:p>
          </table:table-cell>
          <table:table-cell office:value-type="string" calcext:value-type="string">
            <text:p>?a <text:s/>&lt;dbo:administrativeDistrict&gt; <text:s/>?f <text:s/>?b <text:s/>&lt;dbo:capital&gt; <text:s/>?f <text:s text:c="2"/>=&gt; ?a <text:s/>&lt;dbo:federalState&gt; <text:s/>?b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string" calcext:value-type="string">
            <text:p>?a <text:s/>&lt;dbo:birthPlace&gt; <text:s/>?f <text:s/>?f <text:s/>&lt;dbo:capital&gt; <text:s/>?b <text:s text:c="2"/>=&gt; ?a <text:s/>&lt;dbo:placeOfBurial&gt; <text:s/>?b</text:p>
          </table:table-cell>
        </table:table-row>
        <table:table-row table:style-name="ro1">
          <table:table-cell office:value-type="float" office:value="0.098033545" calcext:value-type="float">
            <text:p>0.10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jurisdiction&gt; <text:s/>?b</text:p>
          </table:table-cell>
        </table:table-row>
        <table:table-row table:style-name="ro1">
          <table:table-cell office:value-type="float" office:value="0.098033545" calcext:value-type="float">
            <text:p>0.10</text:p>
          </table:table-cell>
          <table:table-cell office:value-type="string" calcext:value-type="string">
            <text:p>?b <text:s/>&lt;dbo:capital&gt; <text:s/>?f <text:s/>?a <text:s/>&lt;dbo:location&gt; <text:s/>?f <text:s text:c="2"/>=&gt; ?a <text:s/>&lt;dbo:jurisdiction&gt; <text:s/>?b</text:p>
          </table:table-cell>
        </table:table-row>
        <table:table-row table:style-name="ro1">
          <table:table-cell office:value-type="float" office:value="0.089285714" calcext:value-type="float">
            <text:p>0.09</text:p>
          </table:table-cell>
          <table:table-cell office:value-type="string" calcext:value-type="string">
            <text:p>?f <text:s/>&lt;dbo:capital&gt; <text:s/>?b <text:s/>?a <text:s/>&lt;dbo:deathPlace&gt; <text:s/>?f <text:s text:c="2"/>=&gt; ?a <text:s/>&lt;dbo:placeOfBurial&gt; <text:s/>?b</text:p>
          </table:table-cell>
        </table:table-row>
        <table:table-row table:style-name="ro1">
          <table:table-cell office:value-type="float" office:value="0.079665072" calcext:value-type="float">
            <text:p>0.08</text:p>
          </table:table-cell>
          <table:table-cell office:value-type="string" calcext:value-type="string">
            <text:p>?a <text:s/>&lt;dbo:assembly&gt; <text:s/>?e <text:s/>?e <text:s/>&lt;dbo:capital&gt; <text:s/>?b <text:s text:c="2"/>=&gt; ?a <text:s/>&lt;dbo:assembly&gt; <text:s/>?b</text:p>
          </table:table-cell>
        </table:table-row>
        <table:table-row table:style-name="ro1">
          <table:table-cell office:value-type="float" office:value="0.079173838" calcext:value-type="float">
            <text:p>0.08</text:p>
          </table:table-cell>
          <table:table-cell office:value-type="string" calcext:value-type="string">
            <text:p>?f <text:s/>&lt;dbo:capital&gt; <text:s/>?b <text:s/>?a <text:s/>&lt;dbo:state&gt; <text:s/>?f <text:s text:c="2"/>=&gt; ?a <text:s/>&lt;dbo:municipality&gt; <text:s/>?b</text:p>
          </table:table-cell>
        </table:table-row>
        <table:table-row table:style-name="ro1">
          <table:table-cell office:value-type="float" office:value="0.066543438" calcext:value-type="float">
            <text:p>0.07</text:p>
          </table:table-cell>
          <table:table-cell office:value-type="string" calcext:value-type="string">
            <text:p>?a <text:s/>&lt;dbo:billed&gt; <text:s/>?f <text:s/>?b <text:s/>&lt;dbo:capital&gt; <text:s/>?f <text:s text:c="2"/>=&gt; ?a <text:s/>&lt;dbo:billed&gt; <text:s/>?b</text:p>
          </table:table-cell>
        </table:table-row>
        <table:table-row table:style-name="ro1">
          <table:table-cell office:value-type="float" office:value="0.06498829" calcext:value-type="float">
            <text:p>0.06</text:p>
          </table:table-cell>
          <table:table-cell office:value-type="string" calcext:value-type="string">
            <text:p>?a <text:s/>&lt;dbo:assembly&gt; <text:s/>?f <text:s/>?b <text:s/>&lt;dbo:capital&gt; <text:s/>?f <text:s text:c="2"/>=&gt; ?a <text:s/>&lt;dbo:assembly&gt; <text:s/>?b</text:p>
          </table:table-cell>
        </table:table-row>
        <table:table-row table:style-name="ro1">
          <table:table-cell office:value-type="float" office:value="0.063840786" calcext:value-type="float">
            <text:p>0.06</text:p>
          </table:table-cell>
          <table:table-cell office:value-type="string" calcext:value-type="string">
            <text:p>?f <text:s/>&lt;dbo:capital&gt; <text:s/>?b <text:s/>?a <text:s/>&lt;dbo:country&gt; <text:s/>?f <text:s text:c="2"/>=&gt; ?a <text:s/>&lt;dbo:garrison&gt; <text:s/>?b</text:p>
          </table:table-cell>
        </table:table-row>
        <table:table-row table:style-name="ro1">
          <table:table-cell office:value-type="float" office:value="0.062043796" calcext:value-type="float">
            <text:p>0.06</text:p>
          </table:table-cell>
          <table:table-cell office:value-type="string" calcext:value-type="string">
            <text:p>?a <text:s/>&lt;dbo:birthPlace&gt; <text:s/>?e <text:s/>?e <text:s/>&lt;dbo:capital&gt; <text:s/>?b <text:s text:c="2"/>=&gt; ?a <text:s/>&lt;dbo:billed&gt; <text:s/>?b</text:p>
          </table:table-cell>
        </table:table-row>
        <table:table-row table:style-name="ro1">
          <table:table-cell office:value-type="float" office:value="0.061728395" calcext:value-type="float">
            <text:p>0.06</text:p>
          </table:table-cell>
          <table:table-cell office:value-type="string" calcext:value-type="string">
            <text:p>?a <text:s/>&lt;dbo:birthPlace&gt; <text:s/>?f <text:s/>?b <text:s/>&lt;dbo:capital&gt; <text:s/>?f <text:s text:c="2"/>=&gt; ?a <text:s/>&lt;dbo:sportCountry&gt; <text:s/>?b</text:p>
          </table:table-cell>
        </table:table-row>
        <table:table-row table:style-name="ro1">
          <table:table-cell office:value-type="float" office:value="0.052631579" calcext:value-type="float">
            <text:p>0.05</text:p>
          </table:table-cell>
          <table:table-cell office:value-type="string" calcext:value-type="string">
            <text:p>?a <text:s/>&lt;dbo:capital&gt; <text:s/>?f <text:s/>?b <text:s/>&lt;dbo:highestState&gt; <text:s/>?f <text:s text:c="2"/>=&gt; ?a <text:s/>&lt;dbo:governmentRegion&gt; <text:s/>?b</text:p>
          </table:table-cell>
        </table:table-row>
        <table:table-row table:style-name="ro1">
          <table:table-cell office:value-type="float" office:value="0.047120419" calcext:value-type="float">
            <text:p>0.05</text:p>
          </table:table-cell>
          <table:table-cell office:value-type="string" calcext:value-type="string">
            <text:p>?a <text:s/>&lt;dbo:birthPlace&gt; <text:s/>?f <text:s/>?b <text:s/>&lt;dbo:capital&gt; <text:s/>?f <text:s text:c="2"/>=&gt; ?a <text:s/>&lt;dbo:billed&gt; <text:s/>?b</text:p>
          </table:table-cell>
        </table:table-row>
        <table:table-row table:style-name="ro1">
          <table:table-cell office:value-type="float" office:value="0.025125628" calcext:value-type="float">
            <text:p>0.03</text:p>
          </table:table-cell>
          <table:table-cell office:value-type="string" calcext:value-type="string">
            <text:p>?b <text:s/>&lt;dbo:capital&gt; <text:s/>?f <text:s/>?a <text:s/>&lt;dbo:placeOfBurial&gt; <text:s/>?f <text:s text:c="2"/>=&gt; ?a <text:s/>&lt;dbo:placeOfBurial&gt; <text:s/>?b</text:p>
          </table:table-cell>
        </table:table-row>
        <table:table-row table:style-name="ro1">
          <table:table-cell office:value-type="float" office:value="0.022767075" calcext:value-type="float">
            <text:p>0.02</text:p>
          </table:table-cell>
          <table:table-cell office:value-type="string" calcext:value-type="string">
            <text:p>?b <text:s/>&lt;dbo:capital&gt; <text:s/>?f <text:s/>?a <text:s/>&lt;dbo:premierePlace&gt; <text:s/>?f <text:s text:c="2"/>=&gt; ?a <text:s/>&lt;dbo:premierePlace&gt; <text:s/>?b</text:p>
          </table:table-cell>
        </table:table-row>
        <table:table-row table:style-name="ro1">
          <table:table-cell office:value-type="float" office:value="0.01920904" calcext:value-type="float">
            <text:p>0.02</text:p>
          </table:table-cell>
          <table:table-cell office:value-type="string" calcext:value-type="string">
            <text:p>?b <text:s/>&lt;dbo:capital&gt; <text:s/>?f <text:s/>?a <text:s/>&lt;dbo:headquarter&gt; <text:s/>?f <text:s text:c="2"/>=&gt; ?a <text:s/>&lt;dbo:nationalAffiliation&gt; <text:s/>?b</text:p>
          </table:table-cell>
        </table:table-row>
        <table:table-row table:style-name="ro1">
          <table:table-cell office:value-type="float" office:value="0.016670371" calcext:value-type="float">
            <text:p>0.02</text:p>
          </table:table-cell>
          <table:table-cell office:value-type="string" calcext:value-type="string">
            <text:p>?f <text:s/>&lt;dbo:capital&gt; <text:s/>?b <text:s/>?a <text:s/>&lt;dbo:country&gt; <text:s/>?f <text:s text:c="2"/>=&gt; ?a <text:s/>&lt;dbo:federalState&gt; <text:s/>?b</text:p>
          </table:table-cell>
        </table:table-row>
        <table:table-row table:style-name="ro1">
          <table:table-cell office:value-type="float" office:value="0.014209591" calcext:value-type="float">
            <text:p>0.01</text:p>
          </table:table-cell>
          <table:table-cell office:value-type="string" calcext:value-type="string">
            <text:p>?b <text:s/>&lt;dbo:capital&gt; <text:s/>?f <text:s/>?a <text:s/>&lt;dbo:deathPlace&gt; <text:s/>?f <text:s text:c="2"/>=&gt; ?a <text:s/>&lt;dbo:placeOfBurial&gt; <text:s/>?b</text:p>
          </table:table-cell>
        </table:table-row>
        <table:table-row table:style-name="ro1">
          <table:table-cell office:value-type="float" office:value="0.004750078" calcext:value-type="float">
            <text:p>0.00</text:p>
          </table:table-cell>
          <table:table-cell office:value-type="string" calcext:value-type="string">
            <text:p>?b <text:s/>&lt;dbo:isPartOf&gt; <text:s/>?a <text:s text:c="2"/>=&gt; ?a <text:s/>&lt;dbo:capital&gt; <text:s/>?b</text:p>
          </table:table-cell>
        </table:table-row>
        <table:table-row table:style-name="ro1">
          <table:table-cell office:value-type="float" office:value="0.003818008" calcext:value-type="float">
            <text:p>0.00</text:p>
          </table:table-cell>
          <table:table-cell office:value-type="string" calcext:value-type="string">
            <text:p>?e <text:s/>&lt;dbo:capital&gt; <text:s/>?b <text:s/>?a <text:s/>&lt;dbo:headquarter&gt; <text:s/>?e <text:s text:c="2"/>=&gt; ?a <text:s/>&lt;dbo:destination&gt; <text:s/>?b</text:p>
          </table:table-cell>
        </table:table-row>
        <table:table-row table:style-name="ro1">
          <table:table-cell office:value-type="float" office:value="0.002184569" calcext:value-type="float">
            <text:p>0.00</text:p>
          </table:table-cell>
          <table:table-cell office:value-type="string" calcext:value-type="string">
            <text:p>?e <text:s/>&lt;dbo:capital&gt; <text:s/>?b <text:s/>?a <text:s/>&lt;dbo:state&gt; <text:s/>?e <text:s text:c="2"/>=&gt; ?a <text:s/>&lt;dbo:countySeat&gt; <text:s/>?b</text:p>
          </table:table-cell>
        </table:table-row>
        <table:table-row table:style-name="ro1">
          <table:table-cell office:value-type="float" office:value="0.000823364" calcext:value-type="float">
            <text:p>0.00</text:p>
          </table:table-cell>
          <table:table-cell office:value-type="string" calcext:value-type="string">
            <text:p>?f <text:s/>&lt;dbo:capital&gt; <text:s/>?b <text:s/>?a <text:s/>&lt;dbo:deathPlace&gt; <text:s/>?f <text:s text:c="2"/>=&gt; ?a <text:s/>&lt;dbo:majorShrine&gt; <text:s/>?b</text:p>
          </table:table-cell>
        </table:table-row>
        <table:table-row table:style-name="ro1">
          <table:table-cell office:value-type="float" office:value="0.000342971" calcext:value-type="float">
            <text:p>0.00</text:p>
          </table:table-cell>
          <table:table-cell office:value-type="string" calcext:value-type="string">
            <text:p>?b <text:s/>&lt;dbo:country&gt; <text:s/>?a <text:s text:c="2"/>=&gt; ?a <text:s/>&lt;dbo:capital&gt; <text:s/>?b</text:p>
          </table:table-cell>
        </table:table-row>
        <table:table-row table:style-name="ro1">
          <table:table-cell office:value-type="float" office:value="0.000227155" calcext:value-type="float">
            <text:p>0.00</text:p>
          </table:table-cell>
          <table:table-cell office:value-type="string" calcext:value-type="string">
            <text:p>?a <text:s/>&lt;dbo:birthPlace&gt; <text:s/>?f <text:s/>?f <text:s/>&lt;dbo:capital&gt; <text:s/>?b <text:s text:c="2"/>=&gt; ?a <text:s/>&lt;dbo:majorShrine&gt; <text:s/>?b</text:p>
          </table:table-cell>
        </table:table-row>
      </table:table>
      <table:named-expressions/>
      <table:database-ranges>
        <table:database-range table:name="__Anonymous_Sheet_DB__0" table:target-range-address="Sheet1.A1:Sheet1.B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09:33.095744770</meta:creation-date>
    <dc:date>2018-03-18T13:10:44.916418204</dc:date>
    <meta:editing-duration>PT1M12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